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Sans Pro" svg:font-family="'Source Sans Pro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507in" style:rel-column-width="3241*"/>
    </style:style>
    <style:style style:name="Table1.B" style:family="table-column">
      <style:table-column-properties style:column-width="2.1875in" style:rel-column-width="3150*"/>
    </style:style>
    <style:style style:name="Table1.C" style:family="table-column">
      <style:table-column-properties style:column-width="2.2549in" style:rel-column-width="32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orphans="2" fo:widows="2"/>
      <style:text-properties fo:color="#000000" fo:font-size="12pt" fo:font-weight="normal" officeooo:rsid="006e8720" officeooo:paragraph-rsid="001266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orphans="2" fo:widows="2"/>
      <style:text-properties fo:color="#000000" fo:font-size="12pt" fo:font-style="normal" fo:font-weight="bold" officeooo:rsid="0041f0db" officeooo:paragraph-rsid="00126693" fo:background-color="#fff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officeooo:rsid="001386e1" officeooo:paragraph-rsid="001386e1"/>
    </style:style>
    <style:style style:name="P4" style:family="paragraph" style:parent-style-name="Text_20_body">
      <style:text-properties officeooo:paragraph-rsid="00126693"/>
    </style:style>
    <style:style style:name="P5" style:family="paragraph" style:parent-style-name="Text_20_body">
      <style:text-properties officeooo:rsid="00126693" officeooo:paragraph-rsid="00126693"/>
    </style:style>
    <style:style style:name="P6" style:family="paragraph" style:parent-style-name="Text_20_body">
      <style:paragraph-properties fo:text-align="center" style:justify-single-word="false"/>
      <style:text-properties officeooo:rsid="00126693" officeooo:paragraph-rsid="00126693"/>
    </style:style>
    <style:style style:name="P7" style:family="paragraph" style:parent-style-name="Text_20_body">
      <style:paragraph-properties fo:text-align="center" style:justify-single-word="false"/>
      <style:text-properties fo:font-size="18pt" officeooo:rsid="00126693" officeooo:paragraph-rsid="00126693" style:font-size-asian="18pt" style:font-size-complex="18pt"/>
    </style:style>
    <style:style style:name="P8" style:family="paragraph" style:parent-style-name="Text_20_body">
      <style:paragraph-properties fo:text-align="center" style:justify-single-word="false"/>
      <style:text-properties fo:font-size="12pt" officeooo:rsid="00126693" officeooo:paragraph-rsid="00126693" style:font-size-asian="12pt" style:font-size-complex="12pt"/>
    </style:style>
    <style:style style:name="P9" style:family="paragraph" style:parent-style-name="Text_20_body">
      <style:paragraph-properties fo:orphans="2" fo:widows="2"/>
      <style:text-properties officeooo:paragraph-rsid="00126693"/>
    </style:style>
    <style:style style:name="P10" style:family="paragraph" style:parent-style-name="Text_20_body">
      <style:paragraph-properties fo:orphans="2" fo:widows="2"/>
      <style:text-properties officeooo:paragraph-rsid="001386e1"/>
    </style:style>
    <style:style style:name="P11" style:family="paragraph" style:parent-style-name="Text_20_body">
      <style:paragraph-properties fo:orphans="2" fo:widows="2"/>
      <style:text-properties fo:color="#000000" fo:font-size="12pt" fo:font-style="normal" fo:font-weight="normal" officeooo:rsid="0040996f" officeooo:paragraph-rsid="00126693" fo:background-color="#fffff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86a9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352cb2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91f58" style:font-size-asian="16pt" style:font-weight-asian="bold" style:font-size-complex="16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386a9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7084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857a8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52cb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1f0d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5417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6ceff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1f0db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26693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6ceff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0pt" fo:font-weight="normal" officeooo:rsid="0036ceff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370843" style:font-size-asian="10pt" style:font-weight-asian="normal" style:font-size-complex="10pt" style:font-weight-complex="normal"/>
    </style:style>
    <style:style style:name="T18" style:family="text">
      <style:text-properties fo:font-size="10pt" officeooo:rsid="00126693" style:font-size-asian="10pt" style:font-size-complex="10pt"/>
    </style:style>
    <style:style style:name="T19" style:family="text">
      <style:text-properties officeooo:rsid="00126693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officeooo:rsid="00126693" style:font-size-asian="8pt" style:font-size-complex="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52cb2" style:font-weight-asian="bold" style:font-weight-complex="bold"/>
    </style:style>
    <style:style style:name="T24" style:family="text">
      <style:text-properties fo:color="#000000" fo:font-size="16pt" fo:font-style="normal" fo:font-weight="bold" fo:background-color="#ffffff" loext:char-shading-value="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25" style:family="text">
      <style:text-properties fo:color="#000000" fo:font-size="16pt" fo:font-style="normal" fo:font-weight="bold" officeooo:rsid="00512c89" fo:background-color="#ffffff" loext:char-shading-value="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26" style:family="text">
      <style:text-properties fo:color="#000000" fo:font-size="16pt" fo:font-style="normal" fo:font-weight="bold" officeooo:rsid="0046f705" fo:background-color="#ffffff" loext:char-shading-value="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27" style:family="text">
      <style:text-properties fo:color="#000000" fo:font-size="16pt" fo:font-style="normal" fo:font-weight="bold" officeooo:rsid="00126693" fo:background-color="#ffffff" loext:char-shading-value="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28" style:family="text">
      <style:text-properties fo:color="#000000" fo:font-size="16pt" fo:font-style="normal" fo:font-weight="bold" officeooo:rsid="0040996f" fo:background-color="#ffffff" loext:char-shading-value="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29" style:family="text">
      <style:text-properties fo:color="#000000" fo:font-size="16pt" fo:font-style="normal" fo:font-weight="bold" officeooo:rsid="001386e1" fo:background-color="#ffffff" loext:char-shading-value="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30" style:family="text">
      <style:text-properties fo:color="#000000" fo:font-size="16pt" fo:font-style="normal" fo:font-weight="normal" officeooo:rsid="00126693" fo:background-color="#ffffff" loext:char-shading-value="0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T31" style:family="text">
      <style:text-properties fo:color="#000000" fo:font-size="12pt" fo:font-style="normal" fo:font-weight="bold" officeooo:rsid="0046f705" fo:background-color="#ffffff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000000" fo:font-size="12pt" fo:font-style="normal" fo:font-weight="bold" officeooo:rsid="0041f0db" fo:background-color="#ffff00" loext:char-shading-value="0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000000" fo:font-size="12pt" fo:font-style="normal" fo:font-weight="normal" officeooo:rsid="0046f705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fo:font-size="12pt" fo:font-style="normal" fo:font-weight="normal" officeooo:rsid="004e93eb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fo:font-size="12pt" fo:font-style="normal" fo:font-weight="normal" officeooo:rsid="005031dc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fo:font-size="12pt" fo:font-style="normal" fo:font-weight="normal" officeooo:rsid="00651aaf" fo:background-color="#ffffff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fo:font-size="12pt" fo:font-style="normal" fo:font-weight="normal" officeooo:rsid="0040996f" fo:background-color="#ffffff" loext:char-shading-value="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fo:font-size="12pt" fo:font-style="normal" fo:font-weight="normal" officeooo:rsid="0041f0db" fo:background-color="#ffffff" loext:char-shading-value="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style="normal" officeooo:rsid="0041f0db" fo:background-color="#ffffff" loext:char-shading-value="0"/>
    </style:style>
    <style:style style:name="T40" style:family="text">
      <style:text-properties fo:font-style="normal" fo:font-weight="bold" officeooo:rsid="0041f0db" fo:background-color="#ffff00" loext:char-shading-value="0" style:font-weight-asian="bold" style:font-weight-complex="bold"/>
    </style:style>
    <style:style style:name="T41" style:family="text">
      <style:text-properties fo:font-style="normal" fo:font-weight="bold" officeooo:rsid="0041f0db" fo:background-color="#ffff00" loext:char-shading-value="0" style:font-weight-asian="bold" style:font-weight-complex="bold"/>
    </style:style>
    <style:style style:name="T42" style:family="text">
      <style:text-properties fo:font-style="normal" officeooo:rsid="0041f0db" fo:background-color="#ffff00" loext:char-shading-value="0"/>
    </style:style>
    <style:style style:name="T43" style:family="text">
      <style:text-properties officeooo:rsid="001386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3">M</text:span><text:span text:style-name="T22">POSP</text:span></text:p>
      <text:p text:style-name="P7"><text:span text:style-name="T22">Medi-Prepare Open Source Project</text:span></text:p>
      <text:p text:style-name="P6"><text:span text:style-name="T3">M</text:span><text:span text:style-name="T1">y Django Rest Working Environment on Windows PC</text:span></text:p>
      <text:p text:style-name="P8"><text:span text:style-name="T22">by Hans Hendrickx MD PhD</text:span></text:p>
      <text:p text:style-name="P8"><text:span text:style-name="T22"/></text:p>
      <text:p text:style-name="P4"><text:span text:style-name="T3">0.</text:span><text:span text:style-name="T2">1</text:span><text:span text:style-name="T3"> </text:span><text:span text:style-name="T4">A</text:span><text:span text:style-name="T3">ssumptions: </text:span><text:span text:style-name="T9">You have installed </text:span><text:a xlink:type="simple" xlink:href="https://www.anaconda.com/distribution/#windows" text:style-name="Internet_20_link" text:visited-style-name="Visited_20_Internet_20_Link"><text:span text:style-name="T9">Anaconda</text:span></text:a><text:span text:style-name="T9"> </text:span><text:span text:style-name="T10">python </text:span><text:span text:style-name="T9">3.</text:span><text:span text:style-name="T10">x 64-bit</text:span><text:span text:style-name="T9"> version </text:span><text:a xlink:type="simple" xlink:href="https://docs.anaconda.com/anaconda/user-guide/getting-started/" text:style-name="Internet_20_link" text:visited-style-name="Visited_20_Internet_20_Link"><text:span text:style-name="T9">link</text:span></text:a><text:span text:style-name="T9">, </text:span><text:a xlink:type="simple" xlink:href="https://www.gitkraken.com/download" text:style-name="Internet_20_link" text:visited-style-name="Visited_20_Internet_20_Link"><text:span text:style-name="T9">GitKraken</text:span></text:a><text:span text:style-name="T9"> </text:span><text:span text:style-name="T10">64-bit </text:span><text:a xlink:type="simple" xlink:href="https://www.gitkraken.com/learn-git" text:style-name="Internet_20_link" text:visited-style-name="Visited_20_Internet_20_Link"><text:span text:style-name="T9">link</text:span></text:a><text:span text:style-name="T9"> </text:span><text:span text:style-name="T11">install </text:span><text:a xlink:type="simple" xlink:href="https://support.gitkraken.com/git-workflows-and-extensions/commit-signing-with-gpg/" text:style-name="Internet_20_link" text:visited-style-name="Visited_20_Internet_20_Link"><text:span text:style-name="T11">GPG</text:span></text:a><text:span text:style-name="T9">, </text:span><text:a xlink:type="simple" xlink:href="https://code.visualstudio.com/docs/setup/windows" text:style-name="Internet_20_link" text:visited-style-name="Visited_20_Internet_20_Link"><text:span text:style-name="T9">SVCode</text:span></text:a><text:span text:style-name="T9"> </text:span><text:span text:style-name="T10">64-bit</text:span><text:span text:style-name="T9">, </text:span><text:a xlink:type="simple" xlink:href="https://www.labkey.org/Documentation/wiki-page.view?name=installPostgreSQLWindows" text:style-name="Internet_20_link" text:visited-style-name="Visited_20_Internet_20_Link"><text:span text:style-name="T12">Post</text:span></text:a><text:a xlink:type="simple" xlink:href="https://www.labkey.org/Documentation/wiki-page.view?name=installPostgreSQLWindows" text:style-name="Internet_20_link" text:visited-style-name="Visited_20_Internet_20_Link"><text:span text:style-name="T7">g</text:span></text:a><text:a xlink:type="simple" xlink:href="https://www.labkey.org/Documentation/wiki-page.view?name=installPostgreSQLWindows" text:style-name="Internet_20_link" text:visited-style-name="Visited_20_Internet_20_Link"><text:span text:style-name="T12">reSQL 11</text:span></text:a><text:span text:style-name="T12">(</text:span><text:a xlink:type="simple" xlink:href="#postgresqlinstall" text:style-name="Internet_20_link" text:visited-style-name="Visited_20_Internet_20_Link"><text:span text:style-name="T13">follow instructions</text:span></text:a><text:span text:style-name="T13"> </text:span><text:span text:style-name="T14">in 0.3 and 0.4</text:span><text:span text:style-name="T15">)</text:span><text:span text:style-name="T12"> </text:span><text:a xlink:type="simple" xlink:href="https://www.pgadmin.org/try/" text:style-name="Internet_20_link" text:visited-style-name="Visited_20_Internet_20_Link"><text:span text:style-name="T16">demo</text:span></text:a><text:span text:style-name="T16"> </text:span><text:a xlink:type="simple" xlink:href="https://www.youtube.com/watch?v=QO1TX0rWM3o" text:style-name="Internet_20_link" text:visited-style-name="Visited_20_Internet_20_Link"><text:span text:style-name="T17">view table</text:span></text:a><text:span text:style-name="T12">, </text:span><text:span text:style-name="T9">and signup for </text:span><text:a xlink:type="simple" xlink:href="https://support.google.com/mail/answer/56256?hl=en" text:style-name="Internet_20_link" text:visited-style-name="Visited_20_Internet_20_Link"><text:span text:style-name="T9">Google</text:span></text:a><text:span text:style-name="T9">, Anaconda, GitKraken, </text:span><text:a xlink:type="simple" xlink:href="https://github.com/" text:style-name="Internet_20_link" text:visited-style-name="Visited_20_Internet_20_Link"><text:span text:style-name="T9">Github</text:span></text:a><text:span text:style-name="T9"> </text:span><text:a xlink:type="simple" xlink:href="https://docs.anaconda.com/anaconda/user-guide/getting-started/" text:style-name="Internet_20_link" text:visited-style-name="Visited_20_Internet_20_Link"><text:span text:style-name="T9">link</text:span></text:a><text:span text:style-name="T9">, </text:span><text:span text:style-name="T11">SVCode</text:span><text:span text:style-name="T9"> (all with google if possible). </text:span><text:span text:style-name="T11">S</text:span><text:span text:style-name="T12">etup</text:span><text:span text:style-name="T11"> properties for </text:span><text:a xlink:type="simple" xlink:href="https://djangocentral.com/visual-studio-code-setup-for-django-developers/" text:style-name="Internet_20_link" text:visited-style-name="Visited_20_Internet_20_Link"><text:span text:style-name="T11">Django </text:span></text:a><text:a xlink:type="simple" xlink:href="https://djangocentral.com/visual-studio-code-setup-for-django-developers/" text:style-name="Internet_20_link" text:visited-style-name="Visited_20_Internet_20_Link"><text:span text:style-name="T12">Developers</text:span></text:a><text:a xlink:type="simple" xlink:href="https://djangocentral.com/visual-studio-code-setup-for-django-developers/" text:style-name="Internet_20_link" text:visited-style-name="Visited_20_Internet_20_Link"><text:span text:style-name="T11"> in SVCode</text:span></text:a><text:span text:style-name="T11">.</text:span></text:p>
      <text:p text:style-name="P4"><text:span text:style-name="T2">0.2 Handies:</text:span><text:span text:style-name="T6"> </text:span><text:span text:style-name="T7">Handy are the Cheet Sheets for </text:span><text:a xlink:type="simple" xlink:href="https://www.google.com/search?q=cheet%20sheet%20python" text:style-name="Internet_20_link" text:visited-style-name="Visited_20_Internet_20_Link"><text:span text:style-name="T7">Python</text:span></text:a><text:span text:style-name="T7">, </text:span><text:a xlink:type="simple" xlink:href="https://www.google.com/search?q=cheet%20sheet%20anaconda%20OR%20conda" text:style-name="Internet_20_link" text:visited-style-name="Visited_20_Internet_20_Link"><text:span text:style-name="T7">Anaconda</text:span></text:a><text:span text:style-name="T7">, </text:span><text:a xlink:type="simple" xlink:href="https://www.google.com/search?q=cheet%20sheet%20GitKraken" text:style-name="Internet_20_link" text:visited-style-name="Visited_20_Internet_20_Link"><text:span text:style-name="T7">GitKraken</text:span></text:a><text:span text:style-name="T7">, </text:span><text:a xlink:type="simple" xlink:href="https://www.google.com/search?q=cheet%20sheet%20postgresql" text:style-name="Internet_20_link" text:visited-style-name="Visited_20_Internet_20_Link"><text:span text:style-name="T7">PostgresQL</text:span></text:a><text:span text:style-name="T7">, </text:span><text:a xlink:type="simple" xlink:href="https://www.google.com/search?q=cheet%20sheet%20django%202" text:style-name="Internet_20_link" text:visited-style-name="Visited_20_Internet_20_Link"><text:span text:style-name="T7">Django</text:span></text:a><text:span text:style-name="T7">, </text:span><text:a xlink:type="simple" xlink:href="https://www.google.com/search?q=cheet%20sheet%20pgAdmin" text:style-name="Internet_20_link" text:visited-style-name="Visited_20_Internet_20_Link"><text:span text:style-name="T7">pgAdmin</text:span></text:a><text:span text:style-name="T7">. </text:span><text:span text:style-name="T8">If needed adjust for MAC or Linux. To begin, use free packages only! I use </text:span><text:a xlink:type="simple" xlink:href="https://www.google.com/search?q=libreoffice+download" text:style-name="Internet_20_link" text:visited-style-name="Visited_20_Internet_20_Link"><text:span text:style-name="T8">LibreOffice</text:span></text:a><text:span text:style-name="T8"> to create my logbooks. I like free packages </text:span><text:a xlink:type="simple" xlink:href="https://filezilla-project.org/download.php?type=client" text:style-name="Internet_20_link" text:visited-style-name="Visited_20_Internet_20_Link"><text:span text:style-name="T8">FileZilla</text:span></text:a><text:span text:style-name="T8">, </text:span><text:a xlink:type="simple" xlink:href="http://inkscape/" text:style-name="Internet_20_link" text:visited-style-name="Visited_20_Internet_20_Link"><text:span text:style-name="T8">InkScape</text:span></text:a><text:span text:style-name="T8">, </text:span><text:a xlink:type="simple" xlink:href="https://www.google.com/search?q=Krita" text:style-name="Internet_20_link" text:visited-style-name="Visited_20_Internet_20_Link"><text:span text:style-name="T8">Gimp</text:span></text:a><text:span text:style-name="T8">, </text:span><text:a xlink:type="simple" xlink:href="https://www.google.com/search?q=Krita" text:style-name="Internet_20_link" text:visited-style-name="Visited_20_Internet_20_Link"><text:span text:style-name="T8">Krita</text:span></text:a><text:span text:style-name="T8">, </text:span><text:a xlink:type="simple" xlink:href="https://www.google.com/search?q=alternatives%20free%20for%20Snagit%20screenrecorder" text:style-name="Internet_20_link" text:visited-style-name="Visited_20_Internet_20_Link"><text:span text:style-name="T6">Screenrec</text:span></text:a><text:span text:style-name="T6">, </text:span><text:a xlink:type="simple" xlink:href="https://www.google.com/search?q=free%20alternatives%20for%20Camtasia%20screen%20recorder%20OR%20editor" text:style-name="Internet_20_link" text:visited-style-name="Visited_20_Internet_20_Link"><text:span text:style-name="T6">Movie</text:span></text:a><text:span text:style-name="T8">, </text:span><text:a xlink:type="simple" xlink:href="https://www.google.com/search?q=download+telegram" text:style-name="Internet_20_link" text:visited-style-name="Visited_20_Internet_20_Link"><text:span text:style-name="T6">Telegram</text:span></text:a><text:span text:style-name="T6"> (sends large files easily), </text:span><text:a xlink:type="simple" xlink:href="https://www.draw.io/" text:style-name="Internet_20_link" text:visited-style-name="Visited_20_Internet_20_Link"><text:span text:style-name="T6">Draw.io</text:span></text:a><text:span text:style-name="T6">.</text:span></text:p>
      <text:p text:style-name="P5"><text:span text:style-name="T5"/></text:p>
      <text:p text:style-name="P9"><text:span text:style-name="T25">0.</text:span><text:span text:style-name="T27">3</text:span><text:span text:style-name="T25"> </text:span><text:span text:style-name="T28">F</text:span><text:span text:style-name="T29">older</text:span><text:span text:style-name="T27">Names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env</text:p>
            <text:p text:style-name="P3">git </text:p>
            <text:p text:style-name="P3"/>
          </table:table-cell>
          <table:table-cell table:style-name="Table1.A1" office:value-type="string">
            <text:p text:style-name="P3">R REST_framework</text:p>
            <text:p text:style-name="P3">D Django</text:p>
            <text:p text:style-name="P3">P <text:s/>Python</text:p>
            <text:p text:style-name="P3">PG PostgreSQL</text:p>
          </table:table-cell>
          <table:table-cell table:style-name="Table1.C1" office:value-type="string">
            <text:p text:style-name="P3">001</text:p>
          </table:table-cell>
        </table:table-row>
      </table:table>
      <text:p text:style-name="P9"><text:span text:style-name="T30"/></text:p>
      <text:p text:style-name="P10"><text:span text:style-name="T25">0.</text:span><text:span text:style-name="T29">4</text:span><text:span text:style-name="T25"> </text:span><text:span text:style-name="T28">F</text:span><text:span text:style-name="T29">ile</text:span><text:span text:style-name="T27">Names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small type</text:p>
          </table:table-cell>
          <table:table-cell table:style-name="Table2.A1" office:value-type="string">
            <text:p text:style-name="P3">no spaces</text:p>
          </table:table-cell>
          <table:table-cell table:style-name="Table2.C1" office:value-type="string">
            <text:p text:style-name="P3">short as possible</text:p>
          </table:table-cell>
        </table:table-row>
      </table:table>
      <text:p text:style-name="P10"><text:span text:style-name="T27"/></text:p>
      <text:p text:style-name="P9"><text:span text:style-name="T25">0.</text:span><text:span text:style-name="T29">5</text:span><text:span text:style-name="T25"> </text:span><text:span text:style-name="T28">Postgresql </text:span><text:span text:style-name="T37">should be installed with settings (follow for now exact settings as indicated), </text:span><text:span text:style-name="T38">password: </text:span><text:span text:style-name="T32">admin123</text:span></text:p>
      <text:p text:style-name="P1"><text:span text:style-name="T39">Next &gt; C:\Program Files\PostgreSQL\11 next &gt; all checked next &gt; C:\Program Files\PostgreSQL\11\data next &gt; password for user </text:span><text:span text:style-name="T41">postgres</text:span><text:span text:style-name="T39"> database superuser </text:span><text:span text:style-name="T40">admin123</text:span><text:span text:style-name="T42"> admin123</text:span><text:span text:style-name="T39"> next &gt; port 5432 next &gt; default? English, United States next &gt;</text:span></text:p>
      <text:p text:style-name="P2"/>
      <text:p text:style-name="P11"/>
      <text:p text:style-name="P9"><text:span text:style-name="T27">0.5</text:span><text:span text:style-name="T25"> </text:span><text:span text:style-name="T26">pgADMIN</text:span><text:span text:style-name="T31"> </text:span><text:span text:style-name="T33">is installed with postgresql. </text:span><text:span text:style-name="T34">Setup envrdpg004-database with pgAdmin:</text:span></text:p>
      <text:p text:style-name="P9"><text:span text:style-name="T34">O</text:span><text:span text:style-name="T35">pen pgAdmin (search windows pg and click ENTER) &gt; servers &gt; databases &gt; R-click &gt; create &gt; <text:s/></text:span><text:span text:style-name="T34">envR</text:span><text:span text:style-name="T36">DPG</text:span><text:span text:style-name="T34">004 </text:span><text:span text:style-name="T35">&gt; sav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Sans Pro" svg:font-family="'Source Sans Pro'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126693" style:font-size-asian="8pt" style:font-size-complex="8pt"/>
    </style:style>
    <style:style style:name="MT3" style:family="text">
      <style:text-properties officeooo:rsid="00126693"/>
    </style:style>
    <style:style style:name="MT4" style:family="text">
      <style:text-properties fo:font-size="10pt" officeooo:rsid="0012669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MPOSP_REST_gitRDPG005_code.odt </text:span><text:span text:style-name="MT2">Video 1 Setup the working environment</text:span><text:span text:style-name="MT3"> <text:s text:c="50"/></text:span><text:span text:style-name="MT4"><text:s text:c="5"/></text:span><text:span text:style-name="MT4"><text:date style:data-style-name="N37" text:date-value="2019-11-25T14:39:39.071999690" text:fixed="true">11/25/19</text:date></text:span><text:span text:style-name="MT4"><text:s/></text:span><text:span text:style-name="MT4"><text:page-count>1</text:page-count></text:span><text:span text:style-name="MT4"><text:s/>/ </text:span><text:span text:style-name="MT4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4:36:34.377000000</meta:creation-date>
    <meta:generator>LibreOffice/6.3.3.2$Windows_X86_64 LibreOffice_project/a64200df03143b798afd1ec74a12ab50359878ed</meta:generator>
    <dc:date>2019-11-25T15:02:59.119000000</dc:date>
    <meta:editing-duration>PT8M14S</meta:editing-duration>
    <meta:editing-cycles>2</meta:editing-cycles>
    <meta:document-statistic meta:table-count="2" meta:image-count="0" meta:object-count="0" meta:page-count="1" meta:paragraph-count="23" meta:word-count="230" meta:character-count="1573" meta:non-whitespace-character-count="1307"/>
  </office:meta>
</office:document-meta>
</file>